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apple-system" svg:font-family="apple-system, BlinkMacSystemFont, 'Segoe UI Adjusted', 'Segoe UI', 'Liberatio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5df8" officeooo:paragraph-rsid="000b5df8"/>
    </style:style>
    <style:style style:name="P2" style:family="paragraph" style:parent-style-name="Standard">
      <style:text-properties officeooo:rsid="000e0078" officeooo:paragraph-rsid="000e0078"/>
    </style:style>
    <style:style style:name="P3" style:family="paragraph" style:parent-style-name="Standard">
      <style:text-properties fo:font-variant="normal" fo:text-transform="none" fo:color="#d0ccc6" style:font-name="apple-system" fo:font-size="11.25pt" fo:letter-spacing="normal" fo:font-style="normal" fo:font-weight="normal" officeooo:rsid="000b5df8" officeooo:paragraph-rsid="000e0078"/>
    </style:style>
    <style:style style:name="P4" style:family="paragraph" style:parent-style-name="Standard">
      <style:text-properties fo:font-variant="normal" fo:text-transform="none" fo:color="#000000" style:font-name="Times New Roman" fo:font-size="12pt" fo:letter-spacing="normal" fo:font-style="normal" fo:font-weight="normal" officeooo:rsid="000e52ec" officeooo:paragraph-rsid="000e52ec"/>
    </style:style>
    <style:style style:name="P5" style:family="paragraph" style:parent-style-name="Standard">
      <style:text-properties officeooo:rsid="000e52ec" officeooo:paragraph-rsid="000e52ec"/>
    </style:style>
    <style:style style:name="P6" style:family="paragraph" style:parent-style-name="Standard">
      <style:text-properties officeooo:rsid="000e52ec" officeooo:paragraph-rsid="000e52ec"/>
    </style:style>
    <style:style style:name="P7" style:family="paragraph" style:parent-style-name="Standard">
      <style:text-properties fo:color="#000000" officeooo:paragraph-rsid="001192b1"/>
    </style:style>
    <style:style style:name="P8" style:family="paragraph" style:parent-style-name="Standard">
      <style:text-properties fo:color="#000000" fo:font-style="normal" officeooo:rsid="001192b1" officeooo:paragraph-rsid="001192b1" style:font-style-asian="normal" style:font-style-complex="normal"/>
    </style:style>
    <style:style style:name="P9" style:family="paragraph" style:parent-style-name="Standard">
      <style:text-properties fo:color="#000000" fo:font-style="normal" officeooo:rsid="0012b589" officeooo:paragraph-rsid="0012b589"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Liberation Serif" fo:font-size="12pt" fo:letter-spacing="normal" fo:font-style="normal" fo:font-weight="normal" officeooo:rsid="000b5df8"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b5df8" style:font-size-asian="12pt" style:font-size-complex="12pt" loext:padding="0in" loext:border="none"/>
    </style:style>
    <style:style style:name="T4" style:family="text">
      <style:text-properties fo:font-variant="normal" fo:text-transform="none" style:font-name="Times New Roman" fo:font-size="12pt" fo:letter-spacing="normal" fo:font-style="normal" fo:font-weight="normal"/>
    </style:style>
    <style:style style:name="T5" style:family="text">
      <style:text-properties fo:font-variant="normal" fo:text-transform="none" style:font-name="Times New Roman" fo:font-size="12pt" fo:letter-spacing="normal" fo:font-style="italic" fo:font-weight="normal" officeooo:rsid="001192b1" style:font-style-asian="italic" style:font-style-complex="italic"/>
    </style:style>
    <style:style style:name="T6" style:family="text">
      <style:text-properties fo:font-variant="normal" fo:text-transform="none" style:font-name="Times New Roman" fo:font-size="12pt" fo:letter-spacing="normal" fo:font-weight="normal"/>
    </style:style>
    <style:style style:name="T7" style:family="text">
      <style:text-properties fo:font-variant="normal" fo:text-transform="none" style:font-name="Times New Roman" fo:font-size="12pt" fo:letter-spacing="normal" fo:font-weight="normal" officeooo:rsid="0012b589"/>
    </style:style>
    <style:style style:name="T8" style:family="text">
      <style:text-properties officeooo:rsid="00102f01"/>
    </style:style>
    <style:style style:name="T9" style:family="text">
      <style:text-properties officeooo:rsid="001192b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5/10/23</text:p>
      <text:p text:style-name="P5"/>
      <text:p text:style-name="P5">Add the 89<text:span text:style-name="T8">3 &amp; 894</text:span> analysis</text:p>
      <text:p text:style-name="P5"><text:a xlink:type="simple" xlink:href="https://gilmergiglio.com/blog/what-is-an-893-or-894-and-why-do-i-want-one" text:style-name="Internet_20_link" text:visited-style-name="Visited_20_Internet_20_Link">https://gilmergiglio.com/blog/what-is-an-893-or-894-and-why-do-i-want-one</text:a></text:p>
      <text:p text:style-name="P5"><text:a xlink:type="simple" xlink:href="https://www.attorneycarl.com/blog/article-894-louisiana-everything-you-need-to-know/" text:style-name="Internet_20_link" text:visited-style-name="Visited_20_Internet_20_Link">https://www.attorneycarl.com/blog/article-894-louisiana-everything-you-need-to-know/</text:a></text:p>
      <text:p text:style-name="P5"><text:a xlink:type="simple" xlink:href="https://www.legis.la.gov/legis/Law.aspx?d=112888" text:style-name="Internet_20_link" text:visited-style-name="Visited_20_Internet_20_Link">https://www.legis.la.gov/legis/Law.aspx?d=112888</text:a> <text:span text:style-name="T8">for 894</text:span></text:p>
      <text:p text:style-name="P5"><text:a xlink:type="simple" xlink:href="https://legis.la.gov/legis/Law.aspx?d=112882" text:style-name="Internet_20_link" text:visited-style-name="Visited_20_Internet_20_Link">https://legis.la.gov/legis/Law.aspx?d=112882</text:a> <text:span text:style-name="T8">for 893</text:span></text:p>
      <text:p text:style-name="P5"/>
      <text:p text:style-name="P7"><text:span text:style-name="T9">LA Code Criminal Procedure Article 893E(2) </text:span><text:span text:style-name="T4">Upon motion of the defendant, if the court finds at the conclusion of the probationary period that the probation of the defendant has been satisfactory, the court may set the conviction aside and dismiss the prosecution. The dismissal of the prosecution shall have the same effect as acquittal, except that the conviction may be considered as a first offense and provide the basis for subsequent prosecution of the party as a habitual offender except as provided in R.S. 15:529.1(C)(3). The conviction may be considered as a prior offense for purposes of any other law or laws relating to cumulation of offenses. Dismissal under this Paragraph shall occur only twice with respect to any person. </text:span><text:span text:style-name="T5">CCP 893E(2)</text:span></text:p>
      <text:p text:style-name="P7"><text:span text:style-name="T5"/></text:p>
      <text:p text:style-name="P8"><text:span text:style-name="T6">What that means, is if they want to get an expungement, then first they will need to go file an 893 Motion to get the 893 acquittal. </text:span><text:span text:style-name="T7">The benefit seems to be primarily if they weren’t yet eligible to get an expungement. As soon as they do the 893 or 894 Motion they then can do an expungement. Checking with Robyn that this is right. Yeah, I think that is why. So I’ll need to work into the expungement chart, hmm, shit, </text:span></text:p>
      <text:p text:style-name="P8"><text:span text:style-name="T7"/></text:p>
      <text:p text:style-name="P9"><text:span text:style-name="T7">Y</text:span><text:span text:style-name="T6">ES, there’s shit to change. Go look at your butcher paper outline and set up what you need to do then, since that affects time period of eligibility for both misdemeanors and felonies. But finish researching first, because there’s more to it, there’s more to the 894s and 893s, there’s qualifications and criteria and exceptions to be sure to have in there</text:span></text:p>
      <text:p text:style-name="P5"/>
      <text:p text:style-name="P4"/>
      <text:p text:style-name="P1"/>
      <text:p text:style-name="P5">unknown date</text:p>
      <text:p text:style-name="P5"/>
      <text:p text:style-name="P1">Checkbox option – sot that you will know what info is still needed for analysis</text:p>
      <text:p text:style-name="P1"/>
      <text:p text:style-name="P1">Do I have this information?<text:tab/><text:tab/><text:tab/><text:tab/><text:tab/>Question</text:p>
      <text:p text:style-name="P1"><text:tab/><text:tab/><text:tab/><text:tab/><text:tab/><text:tab/><text:tab/><text:tab/><text:span text:style-name="T1">Ex. Are the charges you are seeking <text:tab/><text:tab/><text:tab/><text:tab/><text:tab/><text:tab/><text:tab/><text:tab/><text:tab/><text:tab/>expungement for in the state of Louisiana?</text:span></text:p>
      <text:p text:style-name="P1">[checkbox]<text:tab/><text:tab/><text:tab/><text:tab/><text:tab/><text:tab/><text:tab/>[checkbox]</text:p>
      <text:p text:style-name="P1"/>
      <text:p text:style-name="P2">9/11/22</text:p>
      <text:p text:style-name="P2"/>
      <text:p text:style-name="P2"><text:span text:style-name="T2">You can put them in the same </text:span><text:span text:style-name="Source_20_Text"><text:span text:style-name="T3">$(document).ready </text:span></text:span><text:span text:style-name="T2">function - you don't need a new document ready for each event listener.</text:span></text:p>
      <text:p text:style-name="P2"><text:a xlink:type="simple" xlink:href="https://stackoverflow.com/questions/30918463/how-to-have-multiple-functions-in-jquery-ready" text:style-name="Internet_20_link" text:visited-style-name="Visited_20_Internet_20_Link">https://stackoverflow.com/questions/30918463/how-to-have-multiple-functions-in-jquery-ready</text:a></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apple-system" svg:font-family="apple-system, BlinkMacSystemFont, 'Segoe UI Adjusted', 'Segoe UI', 'Liberatio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05:58:41.683587889</meta:creation-date>
    <dc:date>2023-05-11T06:09:33.297184347</dc:date>
    <meta:editing-duration>PT1H24M35S</meta:editing-duration>
    <meta:editing-cycles>5</meta:editing-cycles>
    <meta:generator>LibreOffice/6.4.7.2$Linux_X86_64 LibreOffice_project/40$Build-2</meta:generator>
    <meta:document-statistic meta:table-count="0" meta:image-count="0" meta:object-count="0" meta:page-count="1" meta:paragraph-count="17" meta:word-count="342" meta:character-count="2294" meta:non-whitespace-character-count="1939"/>
  </office:meta>
</office:document-meta>
</file>